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17cm" style:rel-column-width="65535*"/>
    </style:style>
    <style:style style:name="Tabel1.A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Table_20_Contents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gen model</text:p>
      <text:p text:style-name="P1"/>
      <text:p text:style-name="P1">-protocol</text:p>
      <text:p text:style-name="P1"/>
      <text:p text:style-name="P1">-networkedge &amp; core</text:p>
      <text:p text:style-name="P1"/>
      <text:p text:style-name="P1">-layers</text:p>
      <text:p text:style-name="P1"/>
      <text:p text:style-name="P1">osi model</text:p>
      <table:table table:name="Tabel1" table:style-name="Tabel1">
        <table:table-column table:style-name="Tabel1.A"/>
        <table:table-row>
          <table:table-cell table:style-name="Tabel1.A1" office:value-type="string">
            <text:p text:style-name="P3">Toepassings laag</text:p>
          </table:table-cell>
        </table:table-row>
        <table:table-row>
          <table:table-cell table:style-name="Tabel1.A2" office:value-type="string">
            <text:p text:style-name="P3">Presentatie laag <text:s text:c="3"/>– encryption</text:p>
          </table:table-cell>
        </table:table-row>
        <table:table-row>
          <table:table-cell table:style-name="Tabel1.A2" office:value-type="string">
            <text:p text:style-name="P3">Sessie laag</text:p>
          </table:table-cell>
        </table:table-row>
        <table:table-row>
          <table:table-cell table:style-name="Tabel1.A2" office:value-type="string">
            <text:p text:style-name="P3">Transport laag</text:p>
          </table:table-cell>
        </table:table-row>
        <table:table-row>
          <table:table-cell table:style-name="Tabel1.A2" office:value-type="string">
            <text:p text:style-name="P3">Netwerk laag</text:p>
          </table:table-cell>
        </table:table-row>
        <table:table-row>
          <table:table-cell table:style-name="Tabel1.A2" office:value-type="string">
            <text:p text:style-name="P3">Datalink laag</text:p>
          </table:table-cell>
        </table:table-row>
        <table:table-row>
          <table:table-cell table:style-name="Tabel1.A2" office:value-type="string">
            <text:p text:style-name="P3">Fysieke laag</text:p>
          </table:table-cell>
        </table:table-row>
      </table:table>
      <text:p text:style-name="P1"/>
      <text:p text:style-name="P1"/>
      <text:p text:style-name="P1">clientserver</text:p>
      <text:p text:style-name="P1"/>
      <text:p text:style-name="P1">http, DN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el stoepker</meta:initial-creator>
    <meta:creation-date>2015-04-20T12:28:15.37</meta:creation-date>
    <dc:date>2015-04-20T12:46:05.44</dc:date>
    <dc:creator>marcel stoepker</dc:creator>
    <meta:editing-duration>PT13M8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1" meta:paragraph-count="14" meta:word-count="28" meta:character-count="186"/>
  </office:meta>
</office:document-meta>
</file>